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3.9575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80C186EB-instruction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0" table:default-cell-style-name="ce1"/>
        <table:table-column table:style-name="co8" table:number-columns-repeated="46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STRUCTION SET SUMM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OV = Mov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 to Register/Memory</text:p>
          </table:table-cell>
          <table:table-cell office:value-type="string" calcext:value-type="string">
            <text:p>1000100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/memory to register</text:p>
          </table:table-cell>
          <table:table-cell office:value-type="string" calcext:value-type="string">
            <text:p>1000101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100011w</text:p>
          </table:table-cell>
          <table:table-cell office:value-type="string" calcext:value-type="string">
            <text:p>mod 000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register</text:p>
          </table:table-cell>
          <table:table-cell office:value-type="string" calcext:value-type="string">
            <text:p><text:s/>1011 w re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data if w = 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mory to accumulator</text:p>
          </table:table-cell>
          <table:table-cell office:value-type="string" calcext:value-type="string">
            <text:p><text:s/>1010000w</text:p>
          </table:table-cell>
          <table:table-cell office:value-type="string" calcext:value-type="string">
            <text:p>addr-low</text:p>
          </table:table-cell>
          <table:table-cell office:value-type="string" calcext:value-type="string">
            <text:p><text:s/>addr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umulator to memory</text:p>
          </table:table-cell>
          <table:table-cell office:value-type="string" calcext:value-type="string">
            <text:p><text:s/>1010001w</text:p>
          </table:table-cell>
          <table:table-cell office:value-type="string" calcext:value-type="string">
            <text:p>addr-low</text:p>
          </table:table-cell>
          <table:table-cell office:value-type="string" calcext:value-type="string">
            <text:p><text:s/>addr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/memory to segment register</text:p>
          </table:table-cell>
          <table:table-cell office:value-type="float" office:value="10001110" calcext:value-type="float">
            <text:p>10001110</text:p>
          </table:table-cell>
          <table:table-cell office:value-type="string" calcext:value-type="string">
            <text:p>mod 0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gment register to register/memory</text:p>
          </table:table-cell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mod 0 reg r/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USH = Push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11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01010 re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gment register</text:p>
          </table:table-cell>
          <table:table-cell office:value-type="string" calcext:value-type="string">
            <text:p>000 reg 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011010s0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s = 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USHA = Push All</text:p>
          </table:table-cell>
          <table:table-cell office:value-type="string" calcext:value-type="string">
            <text:p>01100000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OP = Pop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</text:p>
          </table:table-cell>
          <table:table-cell office:value-type="float" office:value="10001111" calcext:value-type="float">
            <text:p>10001111</text:p>
          </table:table-cell>
          <table:table-cell office:value-type="string" calcext:value-type="string">
            <text:p>mod 00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01011 re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gment register</text:p>
          </table:table-cell>
          <table:table-cell office:value-type="string" calcext:value-type="string">
            <text:p>000 reg 111</text:p>
          </table:table-cell>
          <table:table-cell office:value-type="string" calcext:value-type="string">
            <text:p><text:s/>(reg != 01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OPA = Pop All</text:p>
          </table:table-cell>
          <table:table-cell office:value-type="string" calcext:value-type="string">
            <text:p>01100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XCHG = Exchang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 with register</text:p>
          </table:table-cell>
          <table:table-cell office:value-type="string" calcext:value-type="string">
            <text:p>1000011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 with accumulator</text:p>
          </table:table-cell>
          <table:table-cell office:value-type="string" calcext:value-type="string">
            <text:p>10010 re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 = Input from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xed port</text:p>
          </table:table-cell>
          <table:table-cell office:value-type="string" calcext:value-type="string">
            <text:p>1110010w</text:p>
          </table:table-cell>
          <table:table-cell office:value-type="string" calcext:value-type="string">
            <text:p><text:s/>po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ariable port</text:p>
          </table:table-cell>
          <table:table-cell office:value-type="string" calcext:value-type="string">
            <text:p>1110110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UT = Output to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xed port</text:p>
          </table:table-cell>
          <table:table-cell office:value-type="string" calcext:value-type="string">
            <text:p>1110011w</text:p>
          </table:table-cell>
          <table:table-cell office:value-type="string" calcext:value-type="string">
            <text:p><text:s/>po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ariable port</text:p>
          </table:table-cell>
          <table:table-cell office:value-type="string" calcext:value-type="string">
            <text:p>1110111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XLAT = Translate byte to AL</text:p>
          </table:table-cell>
          <table:table-cell office:value-type="float" office:value="11010111" calcext:value-type="float">
            <text:p>11010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EA = Load EA to register</text:p>
          </table:table-cell>
          <table:table-cell office:value-type="float" office:value="10001101" calcext:value-type="float">
            <text:p>10001101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DS = Load pointer to DS</text:p>
          </table:table-cell>
          <table:table-cell office:value-type="float" office:value="11000101" calcext:value-type="float">
            <text:p>11000101</text:p>
          </table:table-cell>
          <table:table-cell office:value-type="string" calcext:value-type="string">
            <text:p>mod reg r/m</text:p>
          </table:table-cell>
          <table:table-cell office:value-type="string" calcext:value-type="string">
            <text:p>(mod != 1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ES = Load pointer to ES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mod reg r/m</text:p>
          </table:table-cell>
          <table:table-cell office:value-type="string" calcext:value-type="string">
            <text:p>(mod != 1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AHF = Load AH with flags</text:p>
          </table:table-cell>
          <table:table-cell office:value-type="float" office:value="10011111" calcext:value-type="float">
            <text:p>10011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AHF = Store AH into flags</text:p>
          </table:table-cell>
          <table:table-cell office:value-type="float" office:value="10011110" calcext:value-type="float">
            <text:p>100111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USHF = Push flags</text:p>
          </table:table-cell>
          <table:table-cell office:value-type="float" office:value="10011100" calcext:value-type="float">
            <text:p>10011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OPF = Pop flags</text:p>
          </table:table-cell>
          <table:table-cell office:value-type="float" office:value="10011101" calcext:value-type="float">
            <text:p>10011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EGMENT = Segment Overrid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00101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00110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00111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001001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DD = Ad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with register to either</text:p>
          </table:table-cell>
          <table:table-cell office:value-type="string" calcext:value-type="string">
            <text:p>000000d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000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000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DC = Add with car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with register to either</text:p>
          </table:table-cell>
          <table:table-cell office:value-type="string" calcext:value-type="string">
            <text:p>000100d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010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010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C = Incremen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</text:p>
          </table:table-cell>
          <table:table-cell office:value-type="string" calcext:value-type="string">
            <text:p>1111111w</text:p>
          </table:table-cell>
          <table:table-cell office:value-type="string" calcext:value-type="string">
            <text:p><text:s/>mod 00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<text:s/>01000 re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UB = Subtrac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1010d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from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101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from accumulator</text:p>
          </table:table-cell>
          <table:table-cell office:value-type="string" calcext:value-type="string">
            <text:p>00101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BB = Subtract with borrow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0110d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from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011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from accumulator</text:p>
          </table:table-cell>
          <table:table-cell office:value-type="string" calcext:value-type="string">
            <text:p>00011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EC = Decr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</text:p>
          </table:table-cell>
          <table:table-cell office:value-type="string" calcext:value-type="string">
            <text:p>1111111w</text:p>
          </table:table-cell>
          <table:table-cell office:value-type="string" calcext:value-type="string">
            <text:p><text:s/>mod 001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<text:s/>01001 re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MP = Compar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 with register</text:p>
          </table:table-cell>
          <table:table-cell office:value-type="string" calcext:value-type="string">
            <text:p>0011101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 with register/memory</text:p>
          </table:table-cell>
          <table:table-cell office:value-type="string" calcext:value-type="string">
            <text:p>0011100w</text:p>
          </table:table-cell>
          <table:table-cell office:value-type="string" calcext:value-type="string">
            <text:p><text:s/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with register/memory</text:p>
          </table:table-cell>
          <table:table-cell office:value-type="string" calcext:value-type="string">
            <text:p>100000sw</text:p>
          </table:table-cell>
          <table:table-cell office:value-type="string" calcext:value-type="string">
            <text:p><text:s/>mod 111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w = 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with accumulator</text:p>
          </table:table-cell>
          <table:table-cell office:value-type="string" calcext:value-type="string">
            <text:p>00111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EG = Change sign register/memory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<text:s/>mod 011 r/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AA = ASCII adjust for add</text:p>
          </table:table-cell>
          <table:table-cell office:value-type="string" calcext:value-type="string">
            <text:p>00110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AA = Decimal adjust for add</text:p>
          </table:table-cell>
          <table:table-cell office:value-type="string" calcext:value-type="string">
            <text:p>00100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AS = ASCII adjust for subtract</text:p>
          </table:table-cell>
          <table:table-cell office:value-type="string" calcext:value-type="string">
            <text:p>00111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AS = Decimal adjust for subtract</text:p>
          </table:table-cell>
          <table:table-cell office:value-type="string" calcext:value-type="string">
            <text:p>00101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UL = Multiply (unsigned):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<text:s/>mod 10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-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Wo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UL = Integer multiply (signed):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101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-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Wo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UL = Integer Immediate multiply (signed)</text:p>
          </table:table-cell>
          <table:table-cell office:value-type="string" calcext:value-type="string">
            <text:p>011010s1</text:p>
          </table:table-cell>
          <table:table-cell office:value-type="string" calcext:value-type="string">
            <text:p><text:s/>mod reg r/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s = 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V = Divide (unsigned):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11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-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Wo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DIV = Integer divide (signed):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111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-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By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ory-Wo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AM = ASCII adjust for multiply</text:p>
          </table:table-cell>
          <table:table-cell office:value-type="float" office:value="11010100" calcext:value-type="float">
            <text:p>11010100</text:p>
          </table:table-cell>
          <table:table-cell office:value-type="string" calcext:value-type="string">
            <text:p>000010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AD = ASCII adjust for divide</text:p>
          </table:table-cell>
          <table:table-cell office:value-type="float" office:value="11010101" calcext:value-type="float">
            <text:p>11010101</text:p>
          </table:table-cell>
          <table:table-cell office:value-type="string" calcext:value-type="string">
            <text:p>000010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BW = Convert byte to word</text:p>
          </table:table-cell>
          <table:table-cell office:value-type="float" office:value="10011000" calcext:value-type="float">
            <text:p>1001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WD = Convert word to double word</text:p>
          </table:table-cell>
          <table:table-cell office:value-type="float" office:value="10011001" calcext:value-type="float">
            <text:p>10011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hift/Rotate Instruction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 by 1</text:p>
          </table:table-cell>
          <table:table-cell office:value-type="string" calcext:value-type="string">
            <text:p>1101000w</text:p>
          </table:table-cell>
          <table:table-cell office:value-type="string" calcext:value-type="string">
            <text:p><text:s/>mod TTT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/Memory by CL</text:p>
          </table:table-cell>
          <table:table-cell office:value-type="string" calcext:value-type="string">
            <text:p>1101001w</text:p>
          </table:table-cell>
          <table:table-cell office:value-type="string" calcext:value-type="string">
            <text:p><text:s/>mod TTT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ster/Memory by Count</text:p>
          </table:table-cell>
          <table:table-cell office:value-type="string" calcext:value-type="string">
            <text:p>1100000w</text:p>
          </table:table-cell>
          <table:table-cell office:value-type="string" calcext:value-type="string">
            <text:p><text:s/>mod TTT r/m</text:p>
          </table:table-cell>
          <table:table-cell office:value-type="string" calcext:value-type="string">
            <text:p>cou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TT </text:p>
          </table:table-cell>
          <table:table-cell office:value-type="string" calcext:value-type="string">
            <text:p>Instruc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0 0 0</text:p>
          </table:table-cell>
          <table:table-cell office:value-type="string" calcext:value-type="string">
            <text:p>RO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0 0 1</text:p>
          </table:table-cell>
          <table:table-cell office:value-type="string" calcext:value-type="string">
            <text:p>RO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0 1 0</text:p>
          </table:table-cell>
          <table:table-cell office:value-type="string" calcext:value-type="string">
            <text:p>RC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0 1 1</text:p>
          </table:table-cell>
          <table:table-cell office:value-type="string" calcext:value-type="string">
            <text:p>RC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 0 0</text:p>
          </table:table-cell>
          <table:table-cell office:value-type="string" calcext:value-type="string">
            <text:p>SHL/S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 0 1</text:p>
          </table:table-cell>
          <table:table-cell office:value-type="string" calcext:value-type="string">
            <text:p>SH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 1 1</text:p>
          </table:table-cell>
          <table:table-cell office:value-type="string" calcext:value-type="string">
            <text:p>S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ND = An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1000d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0w</text:p>
          </table:table-cell>
          <table:table-cell office:value-type="string" calcext:value-type="string">
            <text:p>mod 100 r/m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100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TEST = And function to flags, no resul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er/memory and register</text:p>
          </table:table-cell>
          <table:table-cell office:value-type="string" calcext:value-type="string">
            <text:p>1000010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data and register/memory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000 r/m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data and accumulator</text:p>
          </table:table-cell>
          <table:table-cell office:value-type="string" calcext:value-type="string">
            <text:p>101010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R = 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0010d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0w</text:p>
          </table:table-cell>
          <table:table-cell office:value-type="string" calcext:value-type="string">
            <text:p>mod 001 r/m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001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XOR = Exclusive 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/memory and register to either</text:p>
          </table:table-cell>
          <table:table-cell office:value-type="string" calcext:value-type="string">
            <text:p>001100dw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mediate to register/memory</text:p>
          </table:table-cell>
          <table:table-cell office:value-type="string" calcext:value-type="string">
            <text:p>1000000w</text:p>
          </table:table-cell>
          <table:table-cell office:value-type="string" calcext:value-type="string">
            <text:p>mod 110 r/m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data if w =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mediate to accumulator</text:p>
          </table:table-cell>
          <table:table-cell office:value-type="string" calcext:value-type="string">
            <text:p>0011010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data if w =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OT = Invert register/memory</text:p>
          </table:table-cell>
          <table:table-cell office:value-type="string" calcext:value-type="string">
            <text:p>1111011w</text:p>
          </table:table-cell>
          <table:table-cell office:value-type="string" calcext:value-type="string">
            <text:p>mod 010 r/m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TRING MANIPUL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S = Move byte/word</text:p>
          </table:table-cell>
          <table:table-cell office:value-type="string" calcext:value-type="string">
            <text:p>1010010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MPS = Compare byte/word</text:p>
          </table:table-cell>
          <table:table-cell office:value-type="string" calcext:value-type="string">
            <text:p>1010011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AS = Scan byte/word</text:p>
          </table:table-cell>
          <table:table-cell office:value-type="string" calcext:value-type="string">
            <text:p>1010111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DS = Load byte/wd to AL/AX</text:p>
          </table:table-cell>
          <table:table-cell office:value-type="string" calcext:value-type="string">
            <text:p>1010110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OS = Store byte/wd from AL/AX</text:p>
          </table:table-cell>
          <table:table-cell office:value-type="string" calcext:value-type="string">
            <text:p>1010101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 = Input byte/wd from DX port</text:p>
          </table:table-cell>
          <table:table-cell office:value-type="string" calcext:value-type="string">
            <text:p>0110110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UTS = Output byte/wd to DX port</text:p>
          </table:table-cell>
          <table:table-cell office:value-type="string" calcext:value-type="string">
            <text:p>0110111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peated by count in CX (REP/REPE/REPZ/REPNE/REPNZ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S = Move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1010010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MPS = Compare string</text:p>
          </table:table-cell>
          <table:table-cell office:value-type="string" calcext:value-type="string">
            <text:p>1111001z</text:p>
          </table:table-cell>
          <table:table-cell office:value-type="string" calcext:value-type="string">
            <text:p>1010011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AS = Scan string</text:p>
          </table:table-cell>
          <table:table-cell office:value-type="string" calcext:value-type="string">
            <text:p>1111001z</text:p>
          </table:table-cell>
          <table:table-cell office:value-type="string" calcext:value-type="string">
            <text:p>1010111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DS = Load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1010110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S = Store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1010101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 = Input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0110110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UTS = Output string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0110111w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ALL = Call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rect within segment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disp-low</text:p>
          </table:table-cell>
          <table:table-cell office:value-type="string" calcext:value-type="string">
            <text:p>disp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/memory indirect within segment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01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rect intersegment</text:p>
          </table:table-cell>
          <table:table-cell office:value-type="float" office:value="10011010" calcext:value-type="float">
            <text:p>10011010</text:p>
          </table:table-cell>
          <table:table-cell office:value-type="string" calcext:value-type="string">
            <text:p>segment offset</text:p>
          </table:table-cell>
          <table:table-cell office:value-type="string" calcext:value-type="string">
            <text:p>segment select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irect intersegment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011 r/m</text:p>
          </table:table-cell>
          <table:table-cell office:value-type="string" calcext:value-type="string">
            <text:p>(mod != 1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MP = Unconditional jump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rt/long</text:p>
          </table:table-cell>
          <table:table-cell office:value-type="float" office:value="11101011" calcext:value-type="float">
            <text:p>11101011</text:p>
          </table:table-cell>
          <table:table-cell office:value-type="string" calcext:value-type="string">
            <text:p>disp-lo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rect within segment</text:p>
          </table:table-cell>
          <table:table-cell office:value-type="float" office:value="11101001" calcext:value-type="float">
            <text:p>11101001</text:p>
          </table:table-cell>
          <table:table-cell office:value-type="string" calcext:value-type="string">
            <text:p>disp-low</text:p>
          </table:table-cell>
          <table:table-cell office:value-type="string" calcext:value-type="string">
            <text:p>disp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/memory indirect within segment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100 r/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rect intersegment</text:p>
          </table:table-cell>
          <table:table-cell office:value-type="float" office:value="11101010" calcext:value-type="float">
            <text:p>11101010</text:p>
          </table:table-cell>
          <table:table-cell office:value-type="string" calcext:value-type="string">
            <text:p>segment offset</text:p>
          </table:table-cell>
          <table:table-cell office:value-type="string" calcext:value-type="string">
            <text:p>segment select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irect intersegment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mod 101 r/m</text:p>
          </table:table-cell>
          <table:table-cell office:value-type="string" calcext:value-type="string">
            <text:p>(mod != 1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T = Return from CALL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thin segment</text:p>
          </table:table-cell>
          <table:table-cell office:value-type="float" office:value="11000011" calcext:value-type="float">
            <text:p>110000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thin seg adding immed to SP</text:p>
          </table:table-cell>
          <table:table-cell office:value-type="float" office:value="11000010" calcext:value-type="float">
            <text:p>11000010</text:p>
          </table:table-cell>
          <table:table-cell office:value-type="string" calcext:value-type="string">
            <text:p><text:s/>data-low</text:p>
          </table:table-cell>
          <table:table-cell office:value-type="string" calcext:value-type="string">
            <text:p><text:s/>data-hig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rsegment</text:p>
          </table:table-cell>
          <table:table-cell office:value-type="float" office:value="11001011" calcext:value-type="float">
            <text:p>110010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segment adding immediate to SP</text:p>
          </table:table-cell>
          <table:table-cell office:value-type="float" office:value="11001010" calcext:value-type="float">
            <text:p>11001010</text:p>
          </table:table-cell>
          <table:table-cell office:value-type="string" calcext:value-type="string">
            <text:p><text:s/>data-low</text:p>
          </table:table-cell>
          <table:table-cell office:value-type="string" calcext:value-type="string">
            <text:p><text:s/>data-hi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E/JZ = Jump on equal/zero</text:p>
          </table:table-cell>
          <table:table-cell office:value-type="string" calcext:value-type="string">
            <text:p>011101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L/JNGE = Jump on less/not greater or equal</text:p>
          </table:table-cell>
          <table:table-cell office:value-type="string" calcext:value-type="string">
            <text:p>011111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LE/JNG = Jump on less or equal/not greater</text:p>
          </table:table-cell>
          <table:table-cell office:value-type="string" calcext:value-type="string">
            <text:p>011111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B/JNAE = Jump on below/not above or equal</text:p>
          </table:table-cell>
          <table:table-cell office:value-type="string" calcext:value-type="string">
            <text:p>011100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BE/JNA = Jump on below or equal/not above</text:p>
          </table:table-cell>
          <table:table-cell office:value-type="string" calcext:value-type="string">
            <text:p>011101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P/JPE = Jump on parity/parity even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O = Jump on overflow</text:p>
          </table:table-cell>
          <table:table-cell office:value-type="string" calcext:value-type="string">
            <text:p>011100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S = Jump on sign</text:p>
          </table:table-cell>
          <table:table-cell office:value-type="string" calcext:value-type="string">
            <text:p>011110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E/JNZ = Jump on not equal/not zero</text:p>
          </table:table-cell>
          <table:table-cell office:value-type="string" calcext:value-type="string">
            <text:p>011101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L/JGE = Jump on not less/greater or equal</text:p>
          </table:table-cell>
          <table:table-cell office:value-type="string" calcext:value-type="string">
            <text:p>011111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LE/JG = Jump on not less or equal/greater</text:p>
          </table:table-cell>
          <table:table-cell office:value-type="string" calcext:value-type="string">
            <text:p>011111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B/JAE = Jump on not below/above or equal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BE/JA = Jump on not below or equal/above</text:p>
          </table:table-cell>
          <table:table-cell office:value-type="string" calcext:value-type="string">
            <text:p>011101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P/JPO = Jump on not par/par odd</text:p>
          </table:table-cell>
          <table:table-cell office:value-type="string" calcext:value-type="string">
            <text:p>011110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O = Jump on not overflow</text:p>
          </table:table-cell>
          <table:table-cell office:value-type="string" calcext:value-type="string">
            <text:p>011100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NS = Jump on not sign</text:p>
          </table:table-cell>
          <table:table-cell office:value-type="string" calcext:value-type="string">
            <text:p>011110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JCXZ = Jump on CX zero</text:p>
          </table:table-cell>
          <table:table-cell office:value-type="float" office:value="11100011" calcext:value-type="float">
            <text:p>1110001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OOP = Loop CX times</text:p>
          </table:table-cell>
          <table:table-cell office:value-type="float" office:value="11100010" calcext:value-type="float">
            <text:p>1110001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OOPZ/LOOPE = Loop while zero/equal</text:p>
          </table:table-cell>
          <table:table-cell office:value-type="float" office:value="11100001" calcext:value-type="float">
            <text:p>11100001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OOPNZ/LOOPNE = Loop while not zero/equal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di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NTER = Enter Procedure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<text:s/>data-low</text:p>
          </table:table-cell>
          <table:table-cell office:value-type="string" calcext:value-type="string">
            <text:p><text:s/>data-high</text:p>
          </table:table-cell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 = 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 =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 &gt;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EAVE = Leave Procedure</text:p>
          </table:table-cell>
          <table:table-cell office:value-type="float" office:value="11001001" calcext:value-type="float">
            <text:p>11001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T = Interru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ype specified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ype 3</text:p>
          </table:table-cell>
          <table:table-cell office:value-type="float" office:value="11001100" calcext:value-type="float">
            <text:p>11001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TO = Interrupt on overflow</text:p>
          </table:table-cell>
          <table:table-cell office:value-type="float" office:value="11001110" calcext:value-type="float">
            <text:p>110011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RET = Interrupt return</text:p>
          </table:table-cell>
          <table:table-cell office:value-type="float" office:value="11001111" calcext:value-type="float">
            <text:p>11001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OUND = Detect value out of range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mod reg r/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ROCESSOR CONTRO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C = Clear carry</text:p>
          </table:table-cell>
          <table:table-cell office:value-type="float" office:value="11111000" calcext:value-type="float">
            <text:p>1111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MC = Complement carry</text:p>
          </table:table-cell>
          <table:table-cell office:value-type="float" office:value="11110101" calcext:value-type="float">
            <text:p>111101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C = Set carry</text:p>
          </table:table-cell>
          <table:table-cell office:value-type="float" office:value="11111001" calcext:value-type="float">
            <text:p>111110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D = Clear direction</text:p>
          </table:table-cell>
          <table:table-cell office:value-type="float" office:value="11111100" calcext:value-type="float">
            <text:p>11111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D = Set direction</text:p>
          </table:table-cell>
          <table:table-cell office:value-type="float" office:value="11111101" calcext:value-type="float">
            <text:p>111111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 = Clear interrupt</text:p>
          </table:table-cell>
          <table:table-cell office:value-type="float" office:value="11111010" calcext:value-type="float">
            <text:p>111110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I = Set interrupt</text:p>
          </table:table-cell>
          <table:table-cell office:value-type="float" office:value="11111011" calcext:value-type="float">
            <text:p>111110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LT = Halt</text:p>
          </table:table-cell>
          <table:table-cell office:value-type="float" office:value="11110100" calcext:value-type="float">
            <text:p>11110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IT = Wait</text:p>
          </table:table-cell>
          <table:table-cell office:value-type="float" office:value="10011011" calcext:value-type="float">
            <text:p>100110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K = Bus lock prefix</text:p>
          </table:table-cell>
          <table:table-cell office:value-type="float" office:value="11110000" calcext:value-type="float">
            <text:p>111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P = No Operation</text:p>
          </table:table-cell>
          <table:table-cell office:value-type="float" office:value="10010000" calcext:value-type="float">
            <text:p>10010000</text:p>
          </table:table-cell>
          <table:table-cell table:number-columns-repeated="1021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1022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6T20:56:32.314698880</dc:date>
    <meta:editing-duration>PT32M24S</meta:editing-duration>
    <meta:editing-cycles>8</meta:editing-cycles>
    <meta:generator>LibreOffice/7.3.7.2$Linux_X86_64 LibreOffice_project/30$Build-2</meta:generator>
    <meta:document-statistic meta:table-count="1" meta:cell-count="512" meta:object-count="0"/>
  </office:meta>
</office:document-meta>
</file>